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7mm" svg:height="90.05mm" svg:x="785.07mm" svg:y="14.07mm">
            <draw:object draw:notify-on-update-of-ranges="Sheet1.K4:Sheet1.K4 Sheet1.K9:Sheet1.K9 Sheet1.K14:Sheet1.K14 Sheet1.K19:Sheet1.K19 Sheet1.K24:Sheet1.K24 Sheet1.K29:Sheet1.K29 Sheet1.K34:Sheet1.K34 Sheet1.K39:Sheet1.K39 Sheet1.K44:Sheet1.K44 Sheet1.K49:Sheet1.K49 Sheet1.K54:Sheet1.K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785.35mm" svg:y="113.14mm">
            <draw:object draw:notify-on-update-of-ranges="Sheet1.L4:Sheet1.L4 Sheet1.L9:Sheet1.L9 Sheet1.L14:Sheet1.L14 Sheet1.L19:Sheet1.L19 Sheet1.L24:Sheet1.L24 Sheet1.L29:Sheet1.L29 Sheet1.L34:Sheet1.L34 Sheet1.L39:Sheet1.L39 Sheet1.L44:Sheet1.L44 Sheet1.L49:Sheet1.L49 Sheet1.L54:Sheet1.L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4mm" svg:height="90.05mm" svg:x="785.33mm" svg:y="212.76mm">
            <draw:object draw:notify-on-update-of-ranges="Sheet1.M4:Sheet1.M4 Sheet1.M9:Sheet1.M9 Sheet1.M14:Sheet1.M14 Sheet1.M19:Sheet1.M19 Sheet1.M24:Sheet1.M24 Sheet1.M29:Sheet1.M29 Sheet1.M34:Sheet1.M34 Sheet1.M39:Sheet1.M39 Sheet1.M44:Sheet1.M44 Sheet1.M49:Sheet1.M49 Sheet1.M54:Sheet1.M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7mm" svg:height="90.05mm" svg:x="964.69mm" svg:y="13.28mm">
            <draw:object draw:notify-on-update-of-ranges="Sheet1.O4:Sheet1.O4 Sheet1.O9:Sheet1.O9 Sheet1.O14:Sheet1.O14 Sheet1.O19:Sheet1.O19 Sheet1.O24:Sheet1.O24 Sheet1.O29:Sheet1.O29 Sheet1.O34:Sheet1.O34 Sheet1.O39:Sheet1.O39 Sheet1.O44:Sheet1.O44 Sheet1.O49:Sheet1.O49 Sheet1.O54:Sheet1.O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14mm" svg:height="90.05mm" svg:x="966.05mm" svg:y="109.17mm">
            <draw:object draw:notify-on-update-of-ranges="Sheet1.P4:Sheet1.P4 Sheet1.P9:Sheet1.P9 Sheet1.P14:Sheet1.P14 Sheet1.P19:Sheet1.P19 Sheet1.P24:Sheet1.P24 Sheet1.P29:Sheet1.P29 Sheet1.P34:Sheet1.P34 Sheet1.P39:Sheet1.P39 Sheet1.P44:Sheet1.P44 Sheet1.P49:Sheet1.P49 Sheet1.P54:Sheet1.P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86mm" svg:height="90.04mm" svg:x="965.78mm" svg:y="208.78mm">
            <draw:object draw:notify-on-update-of-ranges="Sheet1.Q4:Sheet1.Q4 Sheet1.Q9:Sheet1.Q9 Sheet1.Q14:Sheet1.Q14 Sheet1.Q19:Sheet1.Q19 Sheet1.Q24:Sheet1.Q24 Sheet1.Q29:Sheet1.Q29 Sheet1.Q34:Sheet1.Q34 Sheet1.Q39:Sheet1.Q39 Sheet1.Q44:Sheet1.Q44 Sheet1.Q49:Sheet1.Q49 Sheet1.Q54:Sheet1.Q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14mm" svg:height="90.04mm" svg:x="1145.67mm" svg:y="14.61mm">
            <draw:object draw:notify-on-update-of-ranges="Sheet1.S4:Sheet1.S4 Sheet1.S9:Sheet1.S9 Sheet1.S14:Sheet1.S14 Sheet1.S19:Sheet1.S19 Sheet1.S24:Sheet1.S24 Sheet1.S29:Sheet1.S29 Sheet1.S34:Sheet1.S34 Sheet1.S39:Sheet1.S39 Sheet1.S44:Sheet1.S44 Sheet1.S49:Sheet1.S49 Sheet1.S54:Sheet1.S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87mm" svg:height="90.05mm" svg:x="1145.38mm" svg:y="113.95mm">
            <draw:object draw:notify-on-update-of-ranges="Sheet1.T4:Sheet1.T4 Sheet1.T9:Sheet1.T9 Sheet1.T14:Sheet1.T14 Sheet1.T19:Sheet1.T19 Sheet1.T24:Sheet1.T24 Sheet1.T29:Sheet1.T29 Sheet1.T34:Sheet1.T34 Sheet1.T39:Sheet1.T39 Sheet1.T44:Sheet1.T44 Sheet1.T49:Sheet1.T49 Sheet1.T54:Sheet1.T5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87mm" svg:height="90.04mm" svg:x="1146.48mm" svg:y="213.03mm">
            <draw:object draw:notify-on-update-of-ranges="Sheet1.U4:Sheet1.U4 Sheet1.U9:Sheet1.U9 Sheet1.U14:Sheet1.U14 Sheet1.U19:Sheet1.U19 Sheet1.U24:Sheet1.U24 Sheet1.U29:Sheet1.U29 Sheet1.U34:Sheet1.U34 Sheet1.U39:Sheet1.U39 Sheet1.U44:Sheet1.U44 Sheet1.U49:Sheet1.U49 Sheet1.U54:Sheet1.U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86mm" svg:height="90.04mm" svg:x="1325.82mm" svg:y="14.08mm">
            <draw:object draw:notify-on-update-of-ranges="Sheet1.W4:Sheet1.W4 Sheet1.W9:Sheet1.W9 Sheet1.W14:Sheet1.W14 Sheet1.W19:Sheet1.W19 Sheet1.W24:Sheet1.W24 Sheet1.W29:Sheet1.W29 Sheet1.W34:Sheet1.W34 Sheet1.W39:Sheet1.W39 Sheet1.W44:Sheet1.W44 Sheet1.W49:Sheet1.W49 Sheet1.W54:Sheet1.W5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Matrix</text:p>
          </table:table-cell>
          <table:table-cell table:number-columns-repeated="4"/>
          <table:table-cell office:value-type="string" calcext:value-type="string">
            <text:p>Rotation X</text:p>
          </table:table-cell>
          <table:table-cell office:value-type="string" calcext:value-type="string">
            <text:p>Rotation Y</text:p>
          </table:table-cell>
          <table:table-cell office:value-type="string" calcext:value-type="string">
            <text:p>Rotation Z</text:p>
          </table:table-cell>
          <table:table-cell/>
          <table:table-cell office:value-type="string" calcext:value-type="string">
            <text:p>Translation X</text:p>
          </table:table-cell>
          <table:table-cell office:value-type="string" calcext:value-type="string">
            <text:p>Translation Y</text:p>
          </table:table-cell>
          <table:table-cell office:value-type="string" calcext:value-type="string">
            <text:p>Translation Z</text:p>
          </table:table-cell>
          <table:table-cell/>
          <table:table-cell office:value-type="string" calcext:value-type="string">
            <text:p>Scale X</text:p>
          </table:table-cell>
          <table:table-cell office:value-type="string" calcext:value-type="string">
            <text:p>Scale Y</text:p>
          </table:table-cell>
          <table:table-cell office:value-type="string" calcext:value-type="string">
            <text:p>Scale Z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2</text:p>
          </table:table-cell>
          <table:table-cell/>
          <table:table-cell office:value-type="string" calcext:value-type="string">
            <text:p>0.999965,-0.006043,0.005807,0.928130,0.006075,0.999967,-0.005634,0.902278,-0.005773,0.005669,0.999968,0.915763,0.000000,0.000000,0.000000,1.000000</text:p>
          </table:table-cell>
          <table:table-cell/>
          <table:table-cell office:value-type="float" office:value="0.999965" calcext:value-type="float">
            <text:p>0.999965</text:p>
          </table:table-cell>
          <table:table-cell office:value-type="float" office:value="-0.006043" calcext:value-type="float">
            <text:p>-0.006043</text:p>
          </table:table-cell>
          <table:table-cell office:value-type="float" office:value="0.005807" calcext:value-type="float">
            <text:p>0.005807</text:p>
          </table:table-cell>
          <table:table-cell office:value-type="float" office:value="0.92813" calcext:value-type="float">
            <text:p>0.92813</text:p>
          </table:table-cell>
          <table:table-cell/>
          <table:table-cell table:formula="of:= (COS([.G5]) - SIN([.H5]) + SIN([.G6]) + COS([.H6])) / PI()" office:value-type="float" office:value="0.347582378435175" calcext:value-type="float">
            <text:p>0.347582378435175</text:p>
          </table:table-cell>
          <table:table-cell table:formula="of:= (COS([.F4]) + SIN([.H4]) - SIN([.F6]) + COS([.H6])) / PI()" office:value-type="float" office:value="0.347671084516172" calcext:value-type="float">
            <text:p>0.347671084516172</text:p>
          </table:table-cell>
          <table:table-cell table:formula="of:= (COS([.F4]) - SIN([.G4]) + SIN([.F5]) + COS([.G5])) / PI()" office:value-type="float" office:value="0.34784260007199" calcext:value-type="float">
            <text:p>0.34784260007199</text:p>
          </table:table-cell>
          <table:table-cell/>
          <table:table-cell table:formula="of:= [.I4]" office:value-type="float" office:value="0.92813" calcext:value-type="float">
            <text:p>0.92813</text:p>
          </table:table-cell>
          <table:table-cell table:formula="of:= [.I5]" office:value-type="float" office:value="0.902278" calcext:value-type="float">
            <text:p>0.902278</text:p>
          </table:table-cell>
          <table:table-cell table:formula="of:= [.I6]" office:value-type="float" office:value="0.915763" calcext:value-type="float">
            <text:p>0.915763</text:p>
          </table:table-cell>
          <table:table-cell/>
          <table:table-cell table:formula="of:= [.F4]" office:value-type="float" office:value="0.999965" calcext:value-type="float">
            <text:p>0.999965</text:p>
          </table:table-cell>
          <table:table-cell table:formula="of:= [.G5]" office:value-type="float" office:value="0.999967" calcext:value-type="float">
            <text:p>0.999967</text:p>
          </table:table-cell>
          <table:table-cell table:formula="of:= [.H6]" office:value-type="float" office:value="0.999968" calcext:value-type="float">
            <text:p>0.999968</text:p>
          </table:table-cell>
          <table:table-cell/>
          <table:table-cell office:value-type="float" office:value="0.523369" calcext:value-type="float">
            <text:p>0.523369</text:p>
          </table:table-cell>
        </table:table-row>
        <table:table-row table:style-name="ro1">
          <table:table-cell table:number-columns-repeated="5"/>
          <table:table-cell office:value-type="float" office:value="0.006075" calcext:value-type="float">
            <text:p>0.006075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-0.005634" calcext:value-type="float">
            <text:p>-0.005634</text:p>
          </table:table-cell>
          <table:table-cell office:value-type="float" office:value="0.902278" calcext:value-type="float">
            <text:p>0.90227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05773" calcext:value-type="float">
            <text:p>-0.005773</text:p>
          </table:table-cell>
          <table:table-cell office:value-type="float" office:value="0.005669" calcext:value-type="float">
            <text:p>0.005669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15763" calcext:value-type="float">
            <text:p>0.91576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2</text:p>
          </table:table-cell>
          <table:table-cell/>
          <table:table-cell office:value-type="string" calcext:value-type="string">
            <text:p>0.908344,-0.288643,0.302803,45.205120,0.376163,0.880303,-0.289273,47.577885,-0.183061,0.376663,0.908138,53.942680,0.000000,0.000000,0.000000,1.000000</text:p>
          </table:table-cell>
          <table:table-cell/>
          <table:table-cell office:value-type="float" office:value="0.908344" calcext:value-type="float">
            <text:p>0.908344</text:p>
          </table:table-cell>
          <table:table-cell office:value-type="float" office:value="-0.288643" calcext:value-type="float">
            <text:p>-0.288643</text:p>
          </table:table-cell>
          <table:table-cell office:value-type="float" office:value="0.302803" calcext:value-type="float">
            <text:p>0.302803</text:p>
          </table:table-cell>
          <table:table-cell office:value-type="float" office:value="45.20512" calcext:value-type="float">
            <text:p>45.20512</text:p>
          </table:table-cell>
          <table:table-cell/>
          <table:table-cell table:formula="of:= (COS([.G10]) - SIN([.H10]) + SIN([.G11]) + COS([.H11])) / PI()" office:value-type="float" office:value="0.606446313761203" calcext:value-type="float">
            <text:p>0.606446313761203</text:p>
          </table:table-cell>
          <table:table-cell table:formula="of:= (COS([.F9]) + SIN([.H9]) - SIN([.F11]) + COS([.H11])) / PI()" office:value-type="float" office:value="0.544470394719331" calcext:value-type="float">
            <text:p>0.544470394719331</text:p>
          </table:table-cell>
          <table:table-cell table:formula="of:= (COS([.F9]) - SIN([.G9]) + SIN([.F10]) + COS([.G10])) / PI()" office:value-type="float" office:value="0.606054381753665" calcext:value-type="float">
            <text:p>0.606054381753665</text:p>
          </table:table-cell>
          <table:table-cell/>
          <table:table-cell table:formula="of:= [.I9]" office:value-type="float" office:value="45.20512" calcext:value-type="float">
            <text:p>45.20512</text:p>
          </table:table-cell>
          <table:table-cell table:formula="of:= [.I10]" office:value-type="float" office:value="47.577885" calcext:value-type="float">
            <text:p>47.577885</text:p>
          </table:table-cell>
          <table:table-cell table:formula="of:= [.I11]" office:value-type="float" office:value="53.94268" calcext:value-type="float">
            <text:p>53.94268</text:p>
          </table:table-cell>
          <table:table-cell/>
          <table:table-cell table:formula="of:= [.F9]" office:value-type="float" office:value="0.908344" calcext:value-type="float">
            <text:p>0.908344</text:p>
          </table:table-cell>
          <table:table-cell table:formula="of:= [.G10]" office:value-type="float" office:value="0.880303" calcext:value-type="float">
            <text:p>0.880303</text:p>
          </table:table-cell>
          <table:table-cell table:formula="of:= [.H11]" office:value-type="float" office:value="0.908138" calcext:value-type="float">
            <text:p>0.908138</text:p>
          </table:table-cell>
          <table:table-cell/>
          <table:table-cell office:value-type="float" office:value="2.701783" calcext:value-type="float">
            <text:p>2.701783</text:p>
          </table:table-cell>
        </table:table-row>
        <table:table-row table:style-name="ro1">
          <table:table-cell table:number-columns-repeated="5"/>
          <table:table-cell office:value-type="float" office:value="0.376163" calcext:value-type="float">
            <text:p>0.376163</text:p>
          </table:table-cell>
          <table:table-cell office:value-type="float" office:value="0.880303" calcext:value-type="float">
            <text:p>0.880303</text:p>
          </table:table-cell>
          <table:table-cell office:value-type="float" office:value="-0.289273" calcext:value-type="float">
            <text:p>-0.289273</text:p>
          </table:table-cell>
          <table:table-cell office:value-type="float" office:value="47.577885" calcext:value-type="float">
            <text:p>47.57788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83061" calcext:value-type="float">
            <text:p>-0.183061</text:p>
          </table:table-cell>
          <table:table-cell office:value-type="float" office:value="0.376663" calcext:value-type="float">
            <text:p>0.376663</text:p>
          </table:table-cell>
          <table:table-cell office:value-type="float" office:value="0.908138" calcext:value-type="float">
            <text:p>0.908138</text:p>
          </table:table-cell>
          <table:table-cell office:value-type="float" office:value="53.94268" calcext:value-type="float">
            <text:p>53.9426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202</text:p>
          </table:table-cell>
          <table:table-cell/>
          <table:table-cell office:value-type="string" calcext:value-type="string">
            <text:p>0.671972,-0.469379,0.572978,75.181503,0.738557,0.483420,-0.470131,73.225212,-0.056317,0.739050,0.671455,131.552124,0.000000,0.000000,0.000000,1.000000</text:p>
          </table:table-cell>
          <table:table-cell/>
          <table:table-cell office:value-type="float" office:value="0.671972" calcext:value-type="float">
            <text:p>0.671972</text:p>
          </table:table-cell>
          <table:table-cell office:value-type="float" office:value="-0.469379" calcext:value-type="float">
            <text:p>-0.469379</text:p>
          </table:table-cell>
          <table:table-cell office:value-type="float" office:value="0.572978" calcext:value-type="float">
            <text:p>0.572978</text:p>
          </table:table-cell>
          <table:table-cell office:value-type="float" office:value="75.181503" calcext:value-type="float">
            <text:p>75.181503</text:p>
          </table:table-cell>
          <table:table-cell/>
          <table:table-cell table:formula="of:= (COS([.G15]) - SIN([.H15]) + SIN([.G16]) + COS([.H16])) / PI()" office:value-type="float" office:value="0.889649678718812" calcext:value-type="float">
            <text:p>0.889649678718812</text:p>
          </table:table-cell>
          <table:table-cell table:formula="of:= (COS([.F14]) + SIN([.H14]) - SIN([.F16]) + COS([.H16])) / PI()" office:value-type="float" office:value="0.688802517560629" calcext:value-type="float">
            <text:p>0.688802517560629</text:p>
          </table:table-cell>
          <table:table-cell table:formula="of:= (COS([.F14]) - SIN([.G14]) + SIN([.F15]) + COS([.G15])) / PI()" office:value-type="float" office:value="0.889217812134537" calcext:value-type="float">
            <text:p>0.889217812134537</text:p>
          </table:table-cell>
          <table:table-cell/>
          <table:table-cell table:formula="of:= [.I14]" office:value-type="float" office:value="75.181503" calcext:value-type="float">
            <text:p>75.181503</text:p>
          </table:table-cell>
          <table:table-cell table:formula="of:= [.I15]" office:value-type="float" office:value="73.225212" calcext:value-type="float">
            <text:p>73.225212</text:p>
          </table:table-cell>
          <table:table-cell table:formula="of:= [.I16]" office:value-type="float" office:value="131.552124" calcext:value-type="float">
            <text:p>131.552124</text:p>
          </table:table-cell>
          <table:table-cell/>
          <table:table-cell table:formula="of:= [.F14]" office:value-type="float" office:value="0.671972" calcext:value-type="float">
            <text:p>0.671972</text:p>
          </table:table-cell>
          <table:table-cell table:formula="of:= [.G15]" office:value-type="float" office:value="0.48342" calcext:value-type="float">
            <text:p>0.48342</text:p>
          </table:table-cell>
          <table:table-cell table:formula="of:= [.H16]" office:value-type="float" office:value="0.671455" calcext:value-type="float">
            <text:p>0.671455</text:p>
          </table:table-cell>
          <table:table-cell/>
          <table:table-cell office:value-type="float" office:value="4.454339" calcext:value-type="float">
            <text:p>4.454339</text:p>
          </table:table-cell>
        </table:table-row>
        <table:table-row table:style-name="ro1">
          <table:table-cell table:number-columns-repeated="5"/>
          <table:table-cell office:value-type="float" office:value="0.738557" calcext:value-type="float">
            <text:p>0.738557</text:p>
          </table:table-cell>
          <table:table-cell office:value-type="float" office:value="0.48342" calcext:value-type="float">
            <text:p>0.48342</text:p>
          </table:table-cell>
          <table:table-cell office:value-type="float" office:value="-0.470131" calcext:value-type="float">
            <text:p>-0.470131</text:p>
          </table:table-cell>
          <table:table-cell office:value-type="float" office:value="73.225212" calcext:value-type="float">
            <text:p>73.22521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56317" calcext:value-type="float">
            <text:p>-0.056317</text:p>
          </table:table-cell>
          <table:table-cell office:value-type="float" office:value="0.73905" calcext:value-type="float">
            <text:p>0.73905</text:p>
          </table:table-cell>
          <table:table-cell office:value-type="float" office:value="0.671455" calcext:value-type="float">
            <text:p>0.671455</text:p>
          </table:table-cell>
          <table:table-cell office:value-type="float" office:value="131.552124" calcext:value-type="float">
            <text:p>131.55212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302</text:p>
          </table:table-cell>
          <table:table-cell/>
          <table:table-cell office:value-type="string" calcext:value-type="string">
            <text:p>0.375935,-0.483338,0.790829,98.702133,0.866439,-0.119776,-0.485075,38.374565,0.329105,0.867435,0.373698,228.131638,0.000000,0.000000,0.000000,1.000000</text:p>
          </table:table-cell>
          <table:table-cell/>
          <table:table-cell office:value-type="float" office:value="0.375935" calcext:value-type="float">
            <text:p>0.375935</text:p>
          </table:table-cell>
          <table:table-cell office:value-type="float" office:value="-0.483338" calcext:value-type="float">
            <text:p>-0.483338</text:p>
          </table:table-cell>
          <table:table-cell office:value-type="float" office:value="0.790829" calcext:value-type="float">
            <text:p>0.790829</text:p>
          </table:table-cell>
          <table:table-cell office:value-type="float" office:value="98.702133" calcext:value-type="float">
            <text:p>98.702133</text:p>
          </table:table-cell>
          <table:table-cell/>
          <table:table-cell table:formula="of:= (COS([.G20]) - SIN([.H20]) + SIN([.G21]) + COS([.H21])) / PI()" office:value-type="float" office:value="1.00355668197396" calcext:value-type="float">
            <text:p>1.00355668197396</text:p>
          </table:table-cell>
          <table:table-cell table:formula="of:= (COS([.F19]) + SIN([.H19]) - SIN([.F21]) + COS([.H21])) / PI()" office:value-type="float" office:value="0.715843536541915" calcext:value-type="float">
            <text:p>0.715843536541915</text:p>
          </table:table-cell>
          <table:table-cell table:formula="of:= (COS([.F19]) - SIN([.G19]) + SIN([.F20]) + COS([.G20])) / PI()" office:value-type="float" office:value="1.00260147609842" calcext:value-type="float">
            <text:p>1.00260147609842</text:p>
          </table:table-cell>
          <table:table-cell/>
          <table:table-cell table:formula="of:= [.I19]" office:value-type="float" office:value="98.702133" calcext:value-type="float">
            <text:p>98.702133</text:p>
          </table:table-cell>
          <table:table-cell table:formula="of:= [.I20]" office:value-type="float" office:value="38.374565" calcext:value-type="float">
            <text:p>38.374565</text:p>
          </table:table-cell>
          <table:table-cell table:formula="of:= [.I21]" office:value-type="float" office:value="228.131638" calcext:value-type="float">
            <text:p>228.131638</text:p>
          </table:table-cell>
          <table:table-cell/>
          <table:table-cell table:formula="of:= [.F19]" office:value-type="float" office:value="0.375935" calcext:value-type="float">
            <text:p>0.375935</text:p>
          </table:table-cell>
          <table:table-cell table:formula="of:= [.G20]" office:value-type="float" office:value="-0.119776" calcext:value-type="float">
            <text:p>-0.119776</text:p>
          </table:table-cell>
          <table:table-cell table:formula="of:= [.H21]" office:value-type="float" office:value="0.373698" calcext:value-type="float">
            <text:p>0.373698</text:p>
          </table:table-cell>
          <table:table-cell/>
          <table:table-cell office:value-type="float" office:value="6.954029" calcext:value-type="float">
            <text:p>6.954029</text:p>
          </table:table-cell>
        </table:table-row>
        <table:table-row table:style-name="ro1">
          <table:table-cell table:number-columns-repeated="5"/>
          <table:table-cell office:value-type="float" office:value="0.866439" calcext:value-type="float">
            <text:p>0.866439</text:p>
          </table:table-cell>
          <table:table-cell office:value-type="float" office:value="-0.119776" calcext:value-type="float">
            <text:p>-0.119776</text:p>
          </table:table-cell>
          <table:table-cell office:value-type="float" office:value="-0.485075" calcext:value-type="float">
            <text:p>-0.485075</text:p>
          </table:table-cell>
          <table:table-cell office:value-type="float" office:value="38.374565" calcext:value-type="float">
            <text:p>38.37456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329105" calcext:value-type="float">
            <text:p>0.329105</text:p>
          </table:table-cell>
          <table:table-cell office:value-type="float" office:value="0.867435" calcext:value-type="float">
            <text:p>0.867435</text:p>
          </table:table-cell>
          <table:table-cell office:value-type="float" office:value="0.373698" calcext:value-type="float">
            <text:p>0.373698</text:p>
          </table:table-cell>
          <table:table-cell office:value-type="float" office:value="228.131638" calcext:value-type="float">
            <text:p>228.13163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402</text:p>
          </table:table-cell>
          <table:table-cell/>
          <table:table-cell office:value-type="string" calcext:value-type="string">
            <text:p>0.122790,-0.327004,0.937334,141.272659,0.632855,-0.702022,-0.327801,-76.090965,0.764889,0.633288,0.120706,293.775726,0.000000,0.000000,0.000000,1.000000</text:p>
          </table:table-cell>
          <table:table-cell/>
          <table:table-cell office:value-type="float" office:value="0.12279" calcext:value-type="float">
            <text:p>0.12279</text:p>
          </table:table-cell>
          <table:table-cell office:value-type="float" office:value="-0.327004" calcext:value-type="float">
            <text:p>-0.327004</text:p>
          </table:table-cell>
          <table:table-cell office:value-type="float" office:value="0.937334" calcext:value-type="float">
            <text:p>0.937334</text:p>
          </table:table-cell>
          <table:table-cell office:value-type="float" office:value="141.272659" calcext:value-type="float">
            <text:p>141.272659</text:p>
          </table:table-cell>
          <table:table-cell/>
          <table:table-cell table:formula="of:= (COS([.G25]) - SIN([.H25]) + SIN([.G26]) + COS([.H26])) / PI()" office:value-type="float" office:value="0.84989444686256" calcext:value-type="float">
            <text:p>0.84989444686256</text:p>
          </table:table-cell>
          <table:table-cell table:formula="of:= (COS([.F24]) + SIN([.H24]) - SIN([.F26]) + COS([.H26])) / PI()" office:value-type="float" office:value="0.668043510047716" calcext:value-type="float">
            <text:p>0.668043510047716</text:p>
          </table:table-cell>
          <table:table-cell table:formula="of:= (COS([.F24]) - SIN([.G24]) + SIN([.F25]) + COS([.G25])) / PI()" office:value-type="float" office:value="0.849462547715788" calcext:value-type="float">
            <text:p>0.849462547715788</text:p>
          </table:table-cell>
          <table:table-cell/>
          <table:table-cell table:formula="of:= [.I24]" office:value-type="float" office:value="141.272659" calcext:value-type="float">
            <text:p>141.272659</text:p>
          </table:table-cell>
          <table:table-cell table:formula="of:= [.I25]" office:value-type="float" office:value="-76.090965" calcext:value-type="float">
            <text:p>-76.090965</text:p>
          </table:table-cell>
          <table:table-cell table:formula="of:= [.I26]" office:value-type="float" office:value="293.775726" calcext:value-type="float">
            <text:p>293.775726</text:p>
          </table:table-cell>
          <table:table-cell/>
          <table:table-cell table:formula="of:= [.F24]" office:value-type="float" office:value="0.12279" calcext:value-type="float">
            <text:p>0.12279</text:p>
          </table:table-cell>
          <table:table-cell table:formula="of:= [.G25]" office:value-type="float" office:value="-0.702022" calcext:value-type="float">
            <text:p>-0.702022</text:p>
          </table:table-cell>
          <table:table-cell table:formula="of:= [.H26]" office:value-type="float" office:value="0.120706" calcext:value-type="float">
            <text:p>0.120706</text:p>
          </table:table-cell>
          <table:table-cell/>
          <table:table-cell office:value-type="float" office:value="6.681567" calcext:value-type="float">
            <text:p>6.681567</text:p>
          </table:table-cell>
        </table:table-row>
        <table:table-row table:style-name="ro1">
          <table:table-cell table:number-columns-repeated="5"/>
          <table:table-cell office:value-type="float" office:value="0.632855" calcext:value-type="float">
            <text:p>0.632855</text:p>
          </table:table-cell>
          <table:table-cell office:value-type="float" office:value="-0.702022" calcext:value-type="float">
            <text:p>-0.702022</text:p>
          </table:table-cell>
          <table:table-cell office:value-type="float" office:value="-0.327801" calcext:value-type="float">
            <text:p>-0.327801</text:p>
          </table:table-cell>
          <table:table-cell office:value-type="float" office:value="-76.090965" calcext:value-type="float">
            <text:p>-76.09096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764889" calcext:value-type="float">
            <text:p>0.764889</text:p>
          </table:table-cell>
          <table:table-cell office:value-type="float" office:value="0.633288" calcext:value-type="float">
            <text:p>0.633288</text:p>
          </table:table-cell>
          <table:table-cell office:value-type="float" office:value="0.120706" calcext:value-type="float">
            <text:p>0.120706</text:p>
          </table:table-cell>
          <table:table-cell office:value-type="float" office:value="293.775726" calcext:value-type="float">
            <text:p>293.77572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502</text:p>
          </table:table-cell>
          <table:table-cell/>
          <table:table-cell office:value-type="string" calcext:value-type="string">
            <text:p>0.003803,-0.054994,0.998910,228.461227,0.108514,-0.993106,-0.055124,-226.333984,0.994549,0.108536,0.002167,266.918427,0.000000,0.000000,0.000000,1.000000</text:p>
          </table:table-cell>
          <table:table-cell/>
          <table:table-cell office:value-type="float" office:value="0.003803" calcext:value-type="float">
            <text:p>0.003803</text:p>
          </table:table-cell>
          <table:table-cell office:value-type="float" office:value="-0.054994" calcext:value-type="float">
            <text:p>-0.054994</text:p>
          </table:table-cell>
          <table:table-cell office:value-type="float" office:value="0.99891" calcext:value-type="float">
            <text:p>0.99891</text:p>
          </table:table-cell>
          <table:table-cell office:value-type="float" office:value="228.461227" calcext:value-type="float">
            <text:p>228.461227</text:p>
          </table:table-cell>
          <table:table-cell/>
          <table:table-cell table:formula="of:= (COS([.G30]) - SIN([.H30]) + SIN([.G31]) + COS([.H31])) / PI()" office:value-type="float" office:value="0.544153071719646" calcext:value-type="float">
            <text:p>0.544153071719646</text:p>
          </table:table-cell>
          <table:table-cell table:formula="of:= (COS([.F29]) + SIN([.H29]) - SIN([.F31]) + COS([.H31])) / PI()" office:value-type="float" office:value="0.637370559112918" calcext:value-type="float">
            <text:p>0.637370559112918</text:p>
          </table:table-cell>
          <table:table-cell table:formula="of:= (COS([.F29]) - SIN([.G29]) + SIN([.F30]) + COS([.G30])) / PI()" office:value-type="float" office:value="0.544103238070047" calcext:value-type="float">
            <text:p>0.544103238070047</text:p>
          </table:table-cell>
          <table:table-cell/>
          <table:table-cell table:formula="of:= [.I29]" office:value-type="float" office:value="228.461227" calcext:value-type="float">
            <text:p>228.461227</text:p>
          </table:table-cell>
          <table:table-cell table:formula="of:= [.I30]" office:value-type="float" office:value="-226.333984" calcext:value-type="float">
            <text:p>-226.333984</text:p>
          </table:table-cell>
          <table:table-cell table:formula="of:= [.I31]" office:value-type="float" office:value="266.918427" calcext:value-type="float">
            <text:p>266.918427</text:p>
          </table:table-cell>
          <table:table-cell/>
          <table:table-cell table:formula="of:= [.F29]" office:value-type="float" office:value="0.003803" calcext:value-type="float">
            <text:p>0.003803</text:p>
          </table:table-cell>
          <table:table-cell table:formula="of:= [.G30]" office:value-type="float" office:value="-0.993106" calcext:value-type="float">
            <text:p>-0.993106</text:p>
          </table:table-cell>
          <table:table-cell table:formula="of:= [.H31]" office:value-type="float" office:value="0.002167" calcext:value-type="float">
            <text:p>0.002167</text:p>
          </table:table-cell>
          <table:table-cell/>
          <table:table-cell office:value-type="float" office:value="5.575036" calcext:value-type="float">
            <text:p>5.575036</text:p>
          </table:table-cell>
        </table:table-row>
        <table:table-row table:style-name="ro1">
          <table:table-cell table:number-columns-repeated="5"/>
          <table:table-cell office:value-type="float" office:value="0.108514" calcext:value-type="float">
            <text:p>0.108514</text:p>
          </table:table-cell>
          <table:table-cell office:value-type="float" office:value="-0.993106" calcext:value-type="float">
            <text:p>-0.993106</text:p>
          </table:table-cell>
          <table:table-cell office:value-type="float" office:value="-0.055124" calcext:value-type="float">
            <text:p>-0.055124</text:p>
          </table:table-cell>
          <table:table-cell office:value-type="float" office:value="-226.333984" calcext:value-type="float">
            <text:p>-226.33398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994549" calcext:value-type="float">
            <text:p>0.994549</text:p>
          </table:table-cell>
          <table:table-cell office:value-type="float" office:value="0.108536" calcext:value-type="float">
            <text:p>0.108536</text:p>
          </table:table-cell>
          <table:table-cell office:value-type="float" office:value="0.002167" calcext:value-type="float">
            <text:p>0.002167</text:p>
          </table:table-cell>
          <table:table-cell office:value-type="float" office:value="266.918427" calcext:value-type="float">
            <text:p>266.91842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602</text:p>
          </table:table-cell>
          <table:table-cell/>
          <table:table-cell office:value-type="string" calcext:value-type="string">
            <text:p>0.060453,0.237311,0.970113,366.517975,-0.468455,-0.851697,0.237462,-312.953827,0.882059,-0.468636,0.059590,137.096161,0.000000,0.000000,0.000000,1.000000</text:p>
          </table:table-cell>
          <table:table-cell/>
          <table:table-cell office:value-type="float" office:value="0.060453" calcext:value-type="float">
            <text:p>0.060453</text:p>
          </table:table-cell>
          <table:table-cell office:value-type="float" office:value="0.237311" calcext:value-type="float">
            <text:p>0.237311</text:p>
          </table:table-cell>
          <table:table-cell office:value-type="float" office:value="0.970113" calcext:value-type="float">
            <text:p>0.970113</text:p>
          </table:table-cell>
          <table:table-cell office:value-type="float" office:value="366.517975" calcext:value-type="float">
            <text:p>366.517975</text:p>
          </table:table-cell>
          <table:table-cell/>
          <table:table-cell table:formula="of:= (COS([.G35]) - SIN([.H35]) + SIN([.G36]) + COS([.H36])) / PI()" office:value-type="float" office:value="0.30876884705992" calcext:value-type="float">
            <text:p>0.30876884705992</text:p>
          </table:table-cell>
          <table:table-cell table:formula="of:= (COS([.F34]) + SIN([.H34]) - SIN([.F36]) + COS([.H36])) / PI()" office:value-type="float" office:value="0.652312056200176" calcext:value-type="float">
            <text:p>0.652312056200176</text:p>
          </table:table-cell>
          <table:table-cell table:formula="of:= (COS([.F34]) - SIN([.G34]) + SIN([.F35]) + COS([.G35])) / PI()" office:value-type="float" office:value="0.308850490617482" calcext:value-type="float">
            <text:p>0.308850490617482</text:p>
          </table:table-cell>
          <table:table-cell/>
          <table:table-cell table:formula="of:= [.I34]" office:value-type="float" office:value="366.517975" calcext:value-type="float">
            <text:p>366.517975</text:p>
          </table:table-cell>
          <table:table-cell table:formula="of:= [.I35]" office:value-type="float" office:value="-312.953827" calcext:value-type="float">
            <text:p>-312.953827</text:p>
          </table:table-cell>
          <table:table-cell table:formula="of:= [.I36]" office:value-type="float" office:value="137.096161" calcext:value-type="float">
            <text:p>137.096161</text:p>
          </table:table-cell>
          <table:table-cell/>
          <table:table-cell table:formula="of:= [.F34]" office:value-type="float" office:value="0.060453" calcext:value-type="float">
            <text:p>0.060453</text:p>
          </table:table-cell>
          <table:table-cell table:formula="of:= [.G35]" office:value-type="float" office:value="-0.851697" calcext:value-type="float">
            <text:p>-0.851697</text:p>
          </table:table-cell>
          <table:table-cell table:formula="of:= [.H36]" office:value-type="float" office:value="0.05959" calcext:value-type="float">
            <text:p>0.05959</text:p>
          </table:table-cell>
          <table:table-cell/>
          <table:table-cell office:value-type="float" office:value="4.67522" calcext:value-type="float">
            <text:p>4.67522</text:p>
          </table:table-cell>
        </table:table-row>
        <table:table-row table:style-name="ro1">
          <table:table-cell table:number-columns-repeated="5"/>
          <table:table-cell office:value-type="float" office:value="-0.468455" calcext:value-type="float">
            <text:p>-0.468455</text:p>
          </table:table-cell>
          <table:table-cell office:value-type="float" office:value="-0.851697" calcext:value-type="float">
            <text:p>-0.851697</text:p>
          </table:table-cell>
          <table:table-cell office:value-type="float" office:value="0.237462" calcext:value-type="float">
            <text:p>0.237462</text:p>
          </table:table-cell>
          <table:table-cell office:value-type="float" office:value="-312.953827" calcext:value-type="float">
            <text:p>-312.95382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882059" calcext:value-type="float">
            <text:p>0.882059</text:p>
          </table:table-cell>
          <table:table-cell office:value-type="float" office:value="-0.468636" calcext:value-type="float">
            <text:p>-0.468636</text:p>
          </table:table-cell>
          <table:table-cell office:value-type="float" office:value="0.05959" calcext:value-type="float">
            <text:p>0.05959</text:p>
          </table:table-cell>
          <table:table-cell office:value-type="float" office:value="137.096161" calcext:value-type="float">
            <text:p>137.09616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702</text:p>
          </table:table-cell>
          <table:table-cell/>
          <table:table-cell office:value-type="string" calcext:value-type="string">
            <text:p>0.273941,0.445629,0.852996,530.019531,-0.825690,-0.346828,0.446316,-245.346451,0.494431,-0.826186,0.272647,-19.574766,0.000000,0.000000,0.000000,1.000000</text:p>
          </table:table-cell>
          <table:table-cell/>
          <table:table-cell office:value-type="float" office:value="0.273941" calcext:value-type="float">
            <text:p>0.273941</text:p>
          </table:table-cell>
          <table:table-cell office:value-type="float" office:value="0.445629" calcext:value-type="float">
            <text:p>0.445629</text:p>
          </table:table-cell>
          <table:table-cell office:value-type="float" office:value="0.852996" calcext:value-type="float">
            <text:p>0.852996</text:p>
          </table:table-cell>
          <table:table-cell office:value-type="float" office:value="530.019531" calcext:value-type="float">
            <text:p>530.019531</text:p>
          </table:table-cell>
          <table:table-cell/>
          <table:table-cell table:formula="of:= (COS([.G40]) - SIN([.H40]) + SIN([.G41]) + COS([.H41])) / PI()" office:value-type="float" office:value="0.234441521906852" calcext:value-type="float">
            <text:p>0.234441521906852</text:p>
          </table:table-cell>
          <table:table-cell table:formula="of:= (COS([.F39]) + SIN([.H39]) - SIN([.F41]) + COS([.H41])) / PI()" office:value-type="float" office:value="0.701713245356983" calcext:value-type="float">
            <text:p>0.701713245356983</text:p>
          </table:table-cell>
          <table:table-cell table:formula="of:= (COS([.F39]) - SIN([.G39]) + SIN([.F40]) + COS([.G40])) / PI()" office:value-type="float" office:value="0.234634663242028" calcext:value-type="float">
            <text:p>0.234634663242028</text:p>
          </table:table-cell>
          <table:table-cell/>
          <table:table-cell table:formula="of:= [.I39]" office:value-type="float" office:value="530.019531" calcext:value-type="float">
            <text:p>530.019531</text:p>
          </table:table-cell>
          <table:table-cell table:formula="of:= [.I40]" office:value-type="float" office:value="-245.346451" calcext:value-type="float">
            <text:p>-245.346451</text:p>
          </table:table-cell>
          <table:table-cell table:formula="of:= [.I41]" office:value-type="float" office:value="-19.574766" calcext:value-type="float">
            <text:p>-19.574766</text:p>
          </table:table-cell>
          <table:table-cell/>
          <table:table-cell table:formula="of:= [.F39]" office:value-type="float" office:value="0.273941" calcext:value-type="float">
            <text:p>0.273941</text:p>
          </table:table-cell>
          <table:table-cell table:formula="of:= [.G40]" office:value-type="float" office:value="-0.346828" calcext:value-type="float">
            <text:p>-0.346828</text:p>
          </table:table-cell>
          <table:table-cell table:formula="of:= [.H41]" office:value-type="float" office:value="0.272647" calcext:value-type="float">
            <text:p>0.272647</text:p>
          </table:table-cell>
          <table:table-cell/>
          <table:table-cell office:value-type="float" office:value="5.543077" calcext:value-type="float">
            <text:p>5.543077</text:p>
          </table:table-cell>
        </table:table-row>
        <table:table-row table:style-name="ro1">
          <table:table-cell table:number-columns-repeated="5"/>
          <table:table-cell office:value-type="float" office:value="-0.82569" calcext:value-type="float">
            <text:p>-0.82569</text:p>
          </table:table-cell>
          <table:table-cell office:value-type="float" office:value="-0.346828" calcext:value-type="float">
            <text:p>-0.346828</text:p>
          </table:table-cell>
          <table:table-cell office:value-type="float" office:value="0.446316" calcext:value-type="float">
            <text:p>0.446316</text:p>
          </table:table-cell>
          <table:table-cell office:value-type="float" office:value="-245.346451" calcext:value-type="float">
            <text:p>-245.34645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494431" calcext:value-type="float">
            <text:p>0.494431</text:p>
          </table:table-cell>
          <table:table-cell office:value-type="float" office:value="-0.826186" calcext:value-type="float">
            <text:p>-0.826186</text:p>
          </table:table-cell>
          <table:table-cell office:value-type="float" office:value="0.272647" calcext:value-type="float">
            <text:p>0.272647</text:p>
          </table:table-cell>
          <table:table-cell office:value-type="float" office:value="-19.574766" calcext:value-type="float">
            <text:p>-19.57476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802</text:p>
          </table:table-cell>
          <table:table-cell/>
          <table:table-cell office:value-type="string" calcext:value-type="string">
            <text:p>0.566876,0.495055,0.659555,662.941589,-0.822437,0.280457,0.496438,-17.985527,0.060765,-0.823389,0.565556,-75.215591,0.000000,0.000000,0.000000,1.000000</text:p>
          </table:table-cell>
          <table:table-cell/>
          <table:table-cell office:value-type="float" office:value="0.566876" calcext:value-type="float">
            <text:p>0.566876</text:p>
          </table:table-cell>
          <table:table-cell office:value-type="float" office:value="0.495055" calcext:value-type="float">
            <text:p>0.495055</text:p>
          </table:table-cell>
          <table:table-cell office:value-type="float" office:value="0.659555" calcext:value-type="float">
            <text:p>0.659555</text:p>
          </table:table-cell>
          <table:table-cell office:value-type="float" office:value="662.941589" calcext:value-type="float">
            <text:p>662.941589</text:p>
          </table:table-cell>
          <table:table-cell/>
          <table:table-cell table:formula="of:= (COS([.G45]) - SIN([.H45]) + SIN([.G46]) + COS([.H46])) / PI()" office:value-type="float" office:value="0.189543858429854" calcext:value-type="float">
            <text:p>0.189543858429854</text:p>
          </table:table-cell>
          <table:table-cell table:formula="of:= (COS([.F44]) + SIN([.H44]) - SIN([.F46]) + COS([.H46])) / PI()" office:value-type="float" office:value="0.712985842812192" calcext:value-type="float">
            <text:p>0.712985842812192</text:p>
          </table:table-cell>
          <table:table-cell table:formula="of:= (COS([.F44]) - SIN([.G44]) + SIN([.F45]) + COS([.G45])) / PI()" office:value-type="float" office:value="0.189911775673479" calcext:value-type="float">
            <text:p>0.189911775673479</text:p>
          </table:table-cell>
          <table:table-cell/>
          <table:table-cell table:formula="of:= [.I44]" office:value-type="float" office:value="662.941589" calcext:value-type="float">
            <text:p>662.941589</text:p>
          </table:table-cell>
          <table:table-cell table:formula="of:= [.I45]" office:value-type="float" office:value="-17.985527" calcext:value-type="float">
            <text:p>-17.985527</text:p>
          </table:table-cell>
          <table:table-cell table:formula="of:= [.I46]" office:value-type="float" office:value="-75.215591" calcext:value-type="float">
            <text:p>-75.215591</text:p>
          </table:table-cell>
          <table:table-cell/>
          <table:table-cell table:formula="of:= [.F44]" office:value-type="float" office:value="0.566876" calcext:value-type="float">
            <text:p>0.566876</text:p>
          </table:table-cell>
          <table:table-cell table:formula="of:= [.G45]" office:value-type="float" office:value="0.280457" calcext:value-type="float">
            <text:p>0.280457</text:p>
          </table:table-cell>
          <table:table-cell table:formula="of:= [.H46]" office:value-type="float" office:value="0.565556" calcext:value-type="float">
            <text:p>0.565556</text:p>
          </table:table-cell>
          <table:table-cell/>
          <table:table-cell office:value-type="float" office:value="4.512448" calcext:value-type="float">
            <text:p>4.512448</text:p>
          </table:table-cell>
        </table:table-row>
        <table:table-row table:style-name="ro1">
          <table:table-cell table:number-columns-repeated="5"/>
          <table:table-cell office:value-type="float" office:value="-0.822437" calcext:value-type="float">
            <text:p>-0.822437</text:p>
          </table:table-cell>
          <table:table-cell office:value-type="float" office:value="0.280457" calcext:value-type="float">
            <text:p>0.280457</text:p>
          </table:table-cell>
          <table:table-cell office:value-type="float" office:value="0.496438" calcext:value-type="float">
            <text:p>0.496438</text:p>
          </table:table-cell>
          <table:table-cell office:value-type="float" office:value="-17.985527" calcext:value-type="float">
            <text:p>-17.98552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60765" calcext:value-type="float">
            <text:p>0.060765</text:p>
          </table:table-cell>
          <table:table-cell office:value-type="float" office:value="-0.823389" calcext:value-type="float">
            <text:p>-0.823389</text:p>
          </table:table-cell>
          <table:table-cell office:value-type="float" office:value="0.565556" calcext:value-type="float">
            <text:p>0.565556</text:p>
          </table:table-cell>
          <table:table-cell office:value-type="float" office:value="-75.215591" calcext:value-type="float">
            <text:p>-75.21559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902</text:p>
          </table:table-cell>
          <table:table-cell/>
          <table:table-cell office:value-type="string" calcext:value-type="string">
            <text:p>0.837078,0.370104,0.404996,698.559570,-0.520226,0.770289,0.371529,268.522614,-0.174302,-0.521266,0.836378,61.129768,0.000000,0.000000,0.000000,1.000000</text:p>
          </table:table-cell>
          <table:table-cell/>
          <table:table-cell office:value-type="float" office:value="0.837078" calcext:value-type="float">
            <text:p>0.837078</text:p>
          </table:table-cell>
          <table:table-cell office:value-type="float" office:value="0.370104" calcext:value-type="float">
            <text:p>0.370104</text:p>
          </table:table-cell>
          <table:table-cell office:value-type="float" office:value="0.404996" calcext:value-type="float">
            <text:p>0.404996</text:p>
          </table:table-cell>
          <table:table-cell office:value-type="float" office:value="698.55957" calcext:value-type="float">
            <text:p>698.55957</text:p>
          </table:table-cell>
          <table:table-cell/>
          <table:table-cell table:formula="of:= (COS([.G50]) - SIN([.H50]) + SIN([.G51]) + COS([.H51])) / PI()" office:value-type="float" office:value="0.16770030940483" calcext:value-type="float">
            <text:p>0.16770030940483</text:p>
          </table:table-cell>
          <table:table-cell table:formula="of:= (COS([.F49]) + SIN([.H49]) - SIN([.F51]) + COS([.H51])) / PI()" office:value-type="float" office:value="0.607089272873573" calcext:value-type="float">
            <text:p>0.607089272873573</text:p>
          </table:table-cell>
          <table:table-cell table:formula="of:= (COS([.F49]) - SIN([.G49]) + SIN([.F50]) + COS([.G50])) / PI()" office:value-type="float" office:value="0.168244801604638" calcext:value-type="float">
            <text:p>0.168244801604638</text:p>
          </table:table-cell>
          <table:table-cell/>
          <table:table-cell table:formula="of:= [.I49]" office:value-type="float" office:value="698.55957" calcext:value-type="float">
            <text:p>698.55957</text:p>
          </table:table-cell>
          <table:table-cell table:formula="of:= [.I50]" office:value-type="float" office:value="268.522614" calcext:value-type="float">
            <text:p>268.522614</text:p>
          </table:table-cell>
          <table:table-cell table:formula="of:= [.I51]" office:value-type="float" office:value="61.129768" calcext:value-type="float">
            <text:p>61.129768</text:p>
          </table:table-cell>
          <table:table-cell/>
          <table:table-cell table:formula="of:= [.F49]" office:value-type="float" office:value="0.837078" calcext:value-type="float">
            <text:p>0.837078</text:p>
          </table:table-cell>
          <table:table-cell table:formula="of:= [.G50]" office:value-type="float" office:value="0.770289" calcext:value-type="float">
            <text:p>0.770289</text:p>
          </table:table-cell>
          <table:table-cell table:formula="of:= [.H51]" office:value-type="float" office:value="0.836378" calcext:value-type="float">
            <text:p>0.836378</text:p>
          </table:table-cell>
          <table:table-cell/>
          <table:table-cell office:value-type="float" office:value="3.19412" calcext:value-type="float">
            <text:p>3.19412</text:p>
          </table:table-cell>
        </table:table-row>
        <table:table-row table:style-name="ro1">
          <table:table-cell table:number-columns-repeated="5"/>
          <table:table-cell office:value-type="float" office:value="-0.520226" calcext:value-type="float">
            <text:p>-0.520226</text:p>
          </table:table-cell>
          <table:table-cell office:value-type="float" office:value="0.770289" calcext:value-type="float">
            <text:p>0.770289</text:p>
          </table:table-cell>
          <table:table-cell office:value-type="float" office:value="0.371529" calcext:value-type="float">
            <text:p>0.371529</text:p>
          </table:table-cell>
          <table:table-cell office:value-type="float" office:value="268.522614" calcext:value-type="float">
            <text:p>268.52261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74302" calcext:value-type="float">
            <text:p>-0.174302</text:p>
          </table:table-cell>
          <table:table-cell office:value-type="float" office:value="-0.521266" calcext:value-type="float">
            <text:p>-0.521266</text:p>
          </table:table-cell>
          <table:table-cell office:value-type="float" office:value="0.836378" calcext:value-type="float">
            <text:p>0.836378</text:p>
          </table:table-cell>
          <table:table-cell office:value-type="float" office:value="61.129768" calcext:value-type="float">
            <text:p>61.12976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02</text:p>
          </table:table-cell>
          <table:table-cell/>
          <table:table-cell office:value-type="string" calcext:value-type="string">
            <text:p>0.987974,0.113688,0.113471,585.573181,-0.126651,0.986510,0.114097,468.351837,-0.098858,-0.126915,0.987923,365.996643,0.000000,0.000000,0.000000,1.000000</text:p>
          </table:table-cell>
          <table:table-cell/>
          <table:table-cell office:value-type="float" office:value="0.987974" calcext:value-type="float">
            <text:p>0.987974</text:p>
          </table:table-cell>
          <table:table-cell office:value-type="float" office:value="0.113688" calcext:value-type="float">
            <text:p>0.113688</text:p>
          </table:table-cell>
          <table:table-cell office:value-type="float" office:value="0.113471" calcext:value-type="float">
            <text:p>0.113471</text:p>
          </table:table-cell>
          <table:table-cell office:value-type="float" office:value="585.573181" calcext:value-type="float">
            <text:p>585.573181</text:p>
          </table:table-cell>
          <table:table-cell/>
          <table:table-cell table:formula="of:= (COS([.G55]) - SIN([.H55]) + SIN([.G56]) + COS([.H56])) / PI()" office:value-type="float" office:value="0.27425744588065" calcext:value-type="float">
            <text:p>0.27425744588065</text:p>
          </table:table-cell>
          <table:table-cell table:formula="of:= (COS([.F54]) + SIN([.H54]) - SIN([.F56]) + COS([.H56])) / PI()" office:value-type="float" office:value="0.417855680147901" calcext:value-type="float">
            <text:p>0.417855680147901</text:p>
          </table:table-cell>
          <table:table-cell table:formula="of:= (COS([.F54]) - SIN([.G54]) + SIN([.F55]) + COS([.G55])) / PI()" office:value-type="float" office:value="0.274456596920812" calcext:value-type="float">
            <text:p>0.274456596920812</text:p>
          </table:table-cell>
          <table:table-cell/>
          <table:table-cell table:formula="of:= [.I54]" office:value-type="float" office:value="585.573181" calcext:value-type="float">
            <text:p>585.573181</text:p>
          </table:table-cell>
          <table:table-cell table:formula="of:= [.I55]" office:value-type="float" office:value="468.351837" calcext:value-type="float">
            <text:p>468.351837</text:p>
          </table:table-cell>
          <table:table-cell table:formula="of:= [.I56]" office:value-type="float" office:value="365.996643" calcext:value-type="float">
            <text:p>365.996643</text:p>
          </table:table-cell>
          <table:table-cell/>
          <table:table-cell table:formula="of:= [.F54]" office:value-type="float" office:value="0.987974" calcext:value-type="float">
            <text:p>0.987974</text:p>
          </table:table-cell>
          <table:table-cell table:formula="of:= [.G55]" office:value-type="float" office:value="0.98651" calcext:value-type="float">
            <text:p>0.98651</text:p>
          </table:table-cell>
          <table:table-cell table:formula="of:= [.H56]" office:value-type="float" office:value="0.987923" calcext:value-type="float">
            <text:p>0.987923</text:p>
          </table:table-cell>
          <table:table-cell/>
          <table:table-cell office:value-type="float" office:value="2.214956" calcext:value-type="float">
            <text:p>2.214956</text:p>
          </table:table-cell>
        </table:table-row>
        <table:table-row table:style-name="ro1">
          <table:table-cell table:number-columns-repeated="5"/>
          <table:table-cell office:value-type="float" office:value="-0.126651" calcext:value-type="float">
            <text:p>-0.126651</text:p>
          </table:table-cell>
          <table:table-cell office:value-type="float" office:value="0.98651" calcext:value-type="float">
            <text:p>0.98651</text:p>
          </table:table-cell>
          <table:table-cell office:value-type="float" office:value="0.114097" calcext:value-type="float">
            <text:p>0.114097</text:p>
          </table:table-cell>
          <table:table-cell office:value-type="float" office:value="468.351837" calcext:value-type="float">
            <text:p>468.35183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98858" calcext:value-type="float">
            <text:p>-0.098858</text:p>
          </table:table-cell>
          <table:table-cell office:value-type="float" office:value="-0.126915" calcext:value-type="float">
            <text:p>-0.126915</text:p>
          </table:table-cell>
          <table:table-cell office:value-type="float" office:value="0.987923" calcext:value-type="float">
            <text:p>0.987923</text:p>
          </table:table-cell>
          <table:table-cell office:value-type="float" office:value="365.996643" calcext:value-type="float">
            <text:p>365.99664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16:36:46.822709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01:10.217799490</meta:creation-date>
    <dc:date>2018-09-06T16:37:43.806117116</dc:date>
    <meta:editing-duration>PT35M44S</meta:editing-duration>
    <meta:editing-cycles>6</meta:editing-cycles>
    <meta:generator>LibreOffice/6.0.3.2$Linux_X86_64 LibreOffice_project/00m0$Build-2</meta:generator>
    <meta:document-statistic meta:table-count="1" meta:cell-count="3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3.453cm" svg:y="0.316cm" chart:style-name="ch2">
          <text:p>Rotation X Over Time (radians in terms of pi)</text:p>
        </chart:title>
        <chart:plot-area chart:style-name="ch3" table:cell-range-address="Sheet1.K4:Sheet1.K4 Sheet1.K9:Sheet1.K9 Sheet1.K14:Sheet1.K14 Sheet1.K19:Sheet1.K19 Sheet1.K24:Sheet1.K24 Sheet1.K29:Sheet1.K29 Sheet1.K34:Sheet1.K34 Sheet1.K39:Sheet1.K39 Sheet1.K44:Sheet1.K44 Sheet1.K49:Sheet1.K49 Sheet1.K54:Sheet1.K54" svg:x="0.319cm" svg:y="1.275cm" svg:width="15.35cm" svg:height="7.551cm">
          <chartooo:coordinate-region svg:x="1.046cm" svg:y="1.475cm" svg:width="14.623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4:Sheet1.K4 Sheet1.K9:Sheet1.K9 Sheet1.K14:Sheet1.K14 Sheet1.K19:Sheet1.K19 Sheet1.K24:Sheet1.K24 Sheet1.K29:Sheet1.K29 Sheet1.K34:Sheet1.K34 Sheet1.K39:Sheet1.K39 Sheet1.K44:Sheet1.K44 Sheet1.K49:Sheet1.K49 Sheet1.K54:Sheet1.K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47582378435175">
                <text:p>0.347582378435175</text:p>
                <draw:g>
                  <svg:desc>Sheet1.K4:Sheet1.K4 Sheet1.K9:Sheet1.K9 Sheet1.K14:Sheet1.K14 Sheet1.K19:Sheet1.K19 Sheet1.K24:Sheet1.K24 Sheet1.K29:Sheet1.K29 Sheet1.K34:Sheet1.K34 Sheet1.K39:Sheet1.K39 Sheet1.K44:Sheet1.K44 Sheet1.K49:Sheet1.K49 Sheet1.K54:Sheet1.K54</svg:desc>
                </draw:g>
              </table:table-cell>
              <table:table-cell office:value-type="float" office:value="0.606446313761203">
                <text:p>0.606446313761203</text:p>
              </table:table-cell>
              <table:table-cell office:value-type="float" office:value="0.889649678718812">
                <text:p>0.889649678718812</text:p>
              </table:table-cell>
              <table:table-cell office:value-type="float" office:value="1.00355668197396">
                <text:p>1.00355668197396</text:p>
              </table:table-cell>
              <table:table-cell office:value-type="float" office:value="0.84989444686256">
                <text:p>0.84989444686256</text:p>
              </table:table-cell>
              <table:table-cell office:value-type="float" office:value="0.544153071719646">
                <text:p>0.544153071719646</text:p>
              </table:table-cell>
              <table:table-cell office:value-type="float" office:value="0.30876884705992">
                <text:p>0.30876884705992</text:p>
              </table:table-cell>
              <table:table-cell office:value-type="float" office:value="0.234441521906852">
                <text:p>0.234441521906852</text:p>
              </table:table-cell>
              <table:table-cell office:value-type="float" office:value="0.189543858429854">
                <text:p>0.189543858429854</text:p>
              </table:table-cell>
              <table:table-cell office:value-type="float" office:value="0.16770030940483">
                <text:p>0.16770030940483</text:p>
              </table:table-cell>
              <table:table-cell office:value-type="float" office:value="0.27425744588065">
                <text:p>0.27425744588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5.7cm" svg:y="0.316cm" chart:style-name="ch2">
          <text:p>Error Over Time (mm)</text:p>
        </chart:title>
        <chart:plot-area chart:style-name="ch3" table:cell-range-address="Sheet1.W4:Sheet1.W4 Sheet1.W9:Sheet1.W9 Sheet1.W14:Sheet1.W14 Sheet1.W19:Sheet1.W19 Sheet1.W24:Sheet1.W24 Sheet1.W29:Sheet1.W29 Sheet1.W34:Sheet1.W34 Sheet1.W39:Sheet1.W39 Sheet1.W44:Sheet1.W44 Sheet1.W49:Sheet1.W49 Sheet1.W54:Sheet1.W54" svg:x="0.319cm" svg:y="1.275cm" svg:width="15.349cm" svg:height="7.55cm">
          <chartooo:coordinate-region svg:x="0.755cm" svg:y="1.474cm" svg:width="14.913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4:Sheet1.W4 Sheet1.W9:Sheet1.W9 Sheet1.W14:Sheet1.W14 Sheet1.W19:Sheet1.W19 Sheet1.W24:Sheet1.W24 Sheet1.W29:Sheet1.W29 Sheet1.W34:Sheet1.W34 Sheet1.W39:Sheet1.W39 Sheet1.W44:Sheet1.W44 Sheet1.W49:Sheet1.W49 Sheet1.W54:Sheet1.W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23369">
                <text:p>0.523369</text:p>
                <draw:g>
                  <svg:desc>Sheet1.W4:Sheet1.W4 Sheet1.W9:Sheet1.W9 Sheet1.W14:Sheet1.W14 Sheet1.W19:Sheet1.W19 Sheet1.W24:Sheet1.W24 Sheet1.W29:Sheet1.W29 Sheet1.W34:Sheet1.W34 Sheet1.W39:Sheet1.W39 Sheet1.W44:Sheet1.W44 Sheet1.W49:Sheet1.W49 Sheet1.W54:Sheet1.W54</svg:desc>
                </draw:g>
              </table:table-cell>
              <table:table-cell office:value-type="float" office:value="2.701783">
                <text:p>2.701783</text:p>
              </table:table-cell>
              <table:table-cell office:value-type="float" office:value="4.454339">
                <text:p>4.454339</text:p>
              </table:table-cell>
              <table:table-cell office:value-type="float" office:value="6.954029">
                <text:p>6.954029</text:p>
              </table:table-cell>
              <table:table-cell office:value-type="float" office:value="6.681567">
                <text:p>6.681567</text:p>
              </table:table-cell>
              <table:table-cell office:value-type="float" office:value="5.575036">
                <text:p>5.575036</text:p>
              </table:table-cell>
              <table:table-cell office:value-type="float" office:value="4.67522">
                <text:p>4.67522</text:p>
              </table:table-cell>
              <table:table-cell office:value-type="float" office:value="5.543077">
                <text:p>5.543077</text:p>
              </table:table-cell>
              <table:table-cell office:value-type="float" office:value="4.512448">
                <text:p>4.512448</text:p>
              </table:table-cell>
              <table:table-cell office:value-type="float" office:value="3.19412">
                <text:p>3.19412</text:p>
              </table:table-cell>
              <table:table-cell office:value-type="float" office:value="2.214956">
                <text:p>2.21495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3.453cm" svg:y="0.316cm" chart:style-name="ch2">
          <text:p>Rotation Y Over Time (radians in terms of pi)</text:p>
        </chart:title>
        <chart:plot-area chart:style-name="ch3" table:cell-range-address="Sheet1.L4:Sheet1.L4 Sheet1.L9:Sheet1.L9 Sheet1.L14:Sheet1.L14 Sheet1.L19:Sheet1.L19 Sheet1.L24:Sheet1.L24 Sheet1.L29:Sheet1.L29 Sheet1.L34:Sheet1.L34 Sheet1.L39:Sheet1.L39 Sheet1.L44:Sheet1.L44 Sheet1.L49:Sheet1.L49 Sheet1.L54:Sheet1.L54" svg:x="0.319cm" svg:y="1.275cm" svg:width="15.35cm" svg:height="7.551cm">
          <chartooo:coordinate-region svg:x="1.046cm" svg:y="1.474cm" svg:width="14.623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:Sheet1.L4 Sheet1.L9:Sheet1.L9 Sheet1.L14:Sheet1.L14 Sheet1.L19:Sheet1.L19 Sheet1.L24:Sheet1.L24 Sheet1.L29:Sheet1.L29 Sheet1.L34:Sheet1.L34 Sheet1.L39:Sheet1.L39 Sheet1.L44:Sheet1.L44 Sheet1.L49:Sheet1.L49 Sheet1.L54:Sheet1.L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47671084516172">
                <text:p>0.347671084516172</text:p>
                <draw:g>
                  <svg:desc>Sheet1.L4:Sheet1.L4 Sheet1.L9:Sheet1.L9 Sheet1.L14:Sheet1.L14 Sheet1.L19:Sheet1.L19 Sheet1.L24:Sheet1.L24 Sheet1.L29:Sheet1.L29 Sheet1.L34:Sheet1.L34 Sheet1.L39:Sheet1.L39 Sheet1.L44:Sheet1.L44 Sheet1.L49:Sheet1.L49 Sheet1.L54:Sheet1.L54</svg:desc>
                </draw:g>
              </table:table-cell>
              <table:table-cell office:value-type="float" office:value="0.544470394719331">
                <text:p>0.544470394719331</text:p>
              </table:table-cell>
              <table:table-cell office:value-type="float" office:value="0.688802517560629">
                <text:p>0.688802517560629</text:p>
              </table:table-cell>
              <table:table-cell office:value-type="float" office:value="0.715843536541915">
                <text:p>0.715843536541915</text:p>
              </table:table-cell>
              <table:table-cell office:value-type="float" office:value="0.668043510047716">
                <text:p>0.668043510047716</text:p>
              </table:table-cell>
              <table:table-cell office:value-type="float" office:value="0.637370559112918">
                <text:p>0.637370559112918</text:p>
              </table:table-cell>
              <table:table-cell office:value-type="float" office:value="0.652312056200176">
                <text:p>0.652312056200176</text:p>
              </table:table-cell>
              <table:table-cell office:value-type="float" office:value="0.701713245356983">
                <text:p>0.701713245356983</text:p>
              </table:table-cell>
              <table:table-cell office:value-type="float" office:value="0.712985842812192">
                <text:p>0.712985842812192</text:p>
              </table:table-cell>
              <table:table-cell office:value-type="float" office:value="0.607089272873573">
                <text:p>0.607089272873573</text:p>
              </table:table-cell>
              <table:table-cell office:value-type="float" office:value="0.417855680147901">
                <text:p>0.417855680147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3.479cm" svg:y="0.316cm" chart:style-name="ch2">
          <text:p>Rotation Z Over Time (radians in terms of pi)</text:p>
        </chart:title>
        <chart:plot-area chart:style-name="ch3" table:cell-range-address="Sheet1.M4:Sheet1.M4 Sheet1.M9:Sheet1.M9 Sheet1.M14:Sheet1.M14 Sheet1.M19:Sheet1.M19 Sheet1.M24:Sheet1.M24 Sheet1.M29:Sheet1.M29 Sheet1.M34:Sheet1.M34 Sheet1.M39:Sheet1.M39 Sheet1.M44:Sheet1.M44 Sheet1.M49:Sheet1.M49 Sheet1.M54:Sheet1.M54" svg:x="0.32cm" svg:y="1.275cm" svg:width="15.375cm" svg:height="7.551cm">
          <chartooo:coordinate-region svg:x="1.047cm" svg:y="1.475cm" svg:width="14.648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4:Sheet1.M4 Sheet1.M9:Sheet1.M9 Sheet1.M14:Sheet1.M14 Sheet1.M19:Sheet1.M19 Sheet1.M24:Sheet1.M24 Sheet1.M29:Sheet1.M29 Sheet1.M34:Sheet1.M34 Sheet1.M39:Sheet1.M39 Sheet1.M44:Sheet1.M44 Sheet1.M49:Sheet1.M49 Sheet1.M54:Sheet1.M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4784260007199">
                <text:p>0.34784260007199</text:p>
                <draw:g>
                  <svg:desc>Sheet1.M4:Sheet1.M4 Sheet1.M9:Sheet1.M9 Sheet1.M14:Sheet1.M14 Sheet1.M19:Sheet1.M19 Sheet1.M24:Sheet1.M24 Sheet1.M29:Sheet1.M29 Sheet1.M34:Sheet1.M34 Sheet1.M39:Sheet1.M39 Sheet1.M44:Sheet1.M44 Sheet1.M49:Sheet1.M49 Sheet1.M54:Sheet1.M54</svg:desc>
                </draw:g>
              </table:table-cell>
              <table:table-cell office:value-type="float" office:value="0.606054381753665">
                <text:p>0.606054381753665</text:p>
              </table:table-cell>
              <table:table-cell office:value-type="float" office:value="0.889217812134537">
                <text:p>0.889217812134537</text:p>
              </table:table-cell>
              <table:table-cell office:value-type="float" office:value="1.00260147609842">
                <text:p>1.00260147609842</text:p>
              </table:table-cell>
              <table:table-cell office:value-type="float" office:value="0.849462547715788">
                <text:p>0.849462547715788</text:p>
              </table:table-cell>
              <table:table-cell office:value-type="float" office:value="0.544103238070047">
                <text:p>0.544103238070047</text:p>
              </table:table-cell>
              <table:table-cell office:value-type="float" office:value="0.308850490617482">
                <text:p>0.308850490617482</text:p>
              </table:table-cell>
              <table:table-cell office:value-type="float" office:value="0.234634663242028">
                <text:p>0.234634663242028</text:p>
              </table:table-cell>
              <table:table-cell office:value-type="float" office:value="0.189911775673479">
                <text:p>0.189911775673479</text:p>
              </table:table-cell>
              <table:table-cell office:value-type="float" office:value="0.168244801604638">
                <text:p>0.168244801604638</text:p>
              </table:table-cell>
              <table:table-cell office:value-type="float" office:value="0.274456596920812">
                <text:p>0.2744565969208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4.894cm" svg:y="0.316cm" chart:style-name="ch2">
          <text:p>Translation X Over Time (mm)</text:p>
        </chart:title>
        <chart:plot-area chart:style-name="ch3" table:cell-range-address="Sheet1.O4:Sheet1.O4 Sheet1.O9:Sheet1.O9 Sheet1.O14:Sheet1.O14 Sheet1.O19:Sheet1.O19 Sheet1.O24:Sheet1.O24 Sheet1.O29:Sheet1.O29 Sheet1.O34:Sheet1.O34 Sheet1.O39:Sheet1.O39 Sheet1.O44:Sheet1.O44 Sheet1.O49:Sheet1.O49 Sheet1.O54:Sheet1.O54" svg:x="0.319cm" svg:y="1.275cm" svg:width="15.35cm" svg:height="7.551cm">
          <chartooo:coordinate-region svg:x="1.126cm" svg:y="1.474cm" svg:width="14.543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/>
          <chart:series chart:style-name="ch6" chart:values-cell-range-address="Sheet1.O4:Sheet1.O4 Sheet1.O9:Sheet1.O9 Sheet1.O14:Sheet1.O14 Sheet1.O19:Sheet1.O19 Sheet1.O24:Sheet1.O24 Sheet1.O29:Sheet1.O29 Sheet1.O34:Sheet1.O34 Sheet1.O39:Sheet1.O39 Sheet1.O44:Sheet1.O44 Sheet1.O49:Sheet1.O49 Sheet1.O54:Sheet1.O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2813">
                <text:p>0.92813</text:p>
                <draw:g>
                  <svg:desc>Sheet1.O4:Sheet1.O4 Sheet1.O9:Sheet1.O9 Sheet1.O14:Sheet1.O14 Sheet1.O19:Sheet1.O19 Sheet1.O24:Sheet1.O24 Sheet1.O29:Sheet1.O29 Sheet1.O34:Sheet1.O34 Sheet1.O39:Sheet1.O39 Sheet1.O44:Sheet1.O44 Sheet1.O49:Sheet1.O49 Sheet1.O54:Sheet1.O54</svg:desc>
                </draw:g>
              </table:table-cell>
              <table:table-cell office:value-type="float" office:value="45.20512">
                <text:p>45.20512</text:p>
              </table:table-cell>
              <table:table-cell office:value-type="float" office:value="75.181503">
                <text:p>75.181503</text:p>
              </table:table-cell>
              <table:table-cell office:value-type="float" office:value="98.702133">
                <text:p>98.702133</text:p>
              </table:table-cell>
              <table:table-cell office:value-type="float" office:value="141.272659">
                <text:p>141.272659</text:p>
              </table:table-cell>
              <table:table-cell office:value-type="float" office:value="228.461227">
                <text:p>228.461227</text:p>
              </table:table-cell>
              <table:table-cell office:value-type="float" office:value="366.517975">
                <text:p>366.517975</text:p>
              </table:table-cell>
              <table:table-cell office:value-type="float" office:value="530.019531">
                <text:p>530.019531</text:p>
              </table:table-cell>
              <table:table-cell office:value-type="float" office:value="662.941589">
                <text:p>662.941589</text:p>
              </table:table-cell>
              <table:table-cell office:value-type="float" office:value="698.55957">
                <text:p>698.55957</text:p>
              </table:table-cell>
              <table:table-cell office:value-type="float" office:value="585.573181">
                <text:p>585.5731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4.907cm" svg:y="0.316cm" chart:style-name="ch2">
          <text:p>Translation Y Over Time (mm)</text:p>
        </chart:title>
        <chart:plot-area chart:style-name="ch3" table:cell-range-address="Sheet1.P4:Sheet1.P4 Sheet1.P9:Sheet1.P9 Sheet1.P14:Sheet1.P14 Sheet1.P19:Sheet1.P19 Sheet1.P24:Sheet1.P24 Sheet1.P29:Sheet1.P29 Sheet1.P34:Sheet1.P34 Sheet1.P39:Sheet1.P39 Sheet1.P44:Sheet1.P44 Sheet1.P49:Sheet1.P49 Sheet1.P54:Sheet1.P54" svg:x="0.32cm" svg:y="1.275cm" svg:width="15.375cm" svg:height="7.551cm">
          <chartooo:coordinate-region svg:x="1.232cm" svg:y="1.474cm" svg:width="14.463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4:Sheet1.P4 Sheet1.P9:Sheet1.P9 Sheet1.P14:Sheet1.P14 Sheet1.P19:Sheet1.P19 Sheet1.P24:Sheet1.P24 Sheet1.P29:Sheet1.P29 Sheet1.P34:Sheet1.P34 Sheet1.P39:Sheet1.P39 Sheet1.P44:Sheet1.P44 Sheet1.P49:Sheet1.P49 Sheet1.P54:Sheet1.P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02278">
                <text:p>0.902278</text:p>
                <draw:g>
                  <svg:desc>Sheet1.P4:Sheet1.P4 Sheet1.P9:Sheet1.P9 Sheet1.P14:Sheet1.P14 Sheet1.P19:Sheet1.P19 Sheet1.P24:Sheet1.P24 Sheet1.P29:Sheet1.P29 Sheet1.P34:Sheet1.P34 Sheet1.P39:Sheet1.P39 Sheet1.P44:Sheet1.P44 Sheet1.P49:Sheet1.P49 Sheet1.P54:Sheet1.P54</svg:desc>
                </draw:g>
              </table:table-cell>
              <table:table-cell office:value-type="float" office:value="47.577885">
                <text:p>47.577885</text:p>
              </table:table-cell>
              <table:table-cell office:value-type="float" office:value="73.225212">
                <text:p>73.225212</text:p>
              </table:table-cell>
              <table:table-cell office:value-type="float" office:value="38.374565">
                <text:p>38.374565</text:p>
              </table:table-cell>
              <table:table-cell office:value-type="float" office:value="-76.090965">
                <text:p>-76.090965</text:p>
              </table:table-cell>
              <table:table-cell office:value-type="float" office:value="-226.333984">
                <text:p>-226.333984</text:p>
              </table:table-cell>
              <table:table-cell office:value-type="float" office:value="-312.953827">
                <text:p>-312.953827</text:p>
              </table:table-cell>
              <table:table-cell office:value-type="float" office:value="-245.346451">
                <text:p>-245.346451</text:p>
              </table:table-cell>
              <table:table-cell office:value-type="float" office:value="-17.985527">
                <text:p>-17.985527</text:p>
              </table:table-cell>
              <table:table-cell office:value-type="float" office:value="268.522614">
                <text:p>268.522614</text:p>
              </table:table-cell>
              <table:table-cell office:value-type="float" office:value="468.351837">
                <text:p>468.3518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4.907cm" svg:y="0.316cm" chart:style-name="ch2">
          <text:p>Translation Z Over Time (mm)</text:p>
        </chart:title>
        <chart:plot-area chart:style-name="ch3" table:cell-range-address="Sheet1.Q4:Sheet1.Q4 Sheet1.Q9:Sheet1.Q9 Sheet1.Q14:Sheet1.Q14 Sheet1.Q19:Sheet1.Q19 Sheet1.Q24:Sheet1.Q24 Sheet1.Q29:Sheet1.Q29 Sheet1.Q34:Sheet1.Q34 Sheet1.Q39:Sheet1.Q39 Sheet1.Q44:Sheet1.Q44 Sheet1.Q49:Sheet1.Q49 Sheet1.Q54:Sheet1.Q54" svg:x="0.319cm" svg:y="1.275cm" svg:width="15.349cm" svg:height="7.55cm">
          <chartooo:coordinate-region svg:x="1.231cm" svg:y="1.474cm" svg:width="14.437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4:Sheet1.Q4 Sheet1.Q9:Sheet1.Q9 Sheet1.Q14:Sheet1.Q14 Sheet1.Q19:Sheet1.Q19 Sheet1.Q24:Sheet1.Q24 Sheet1.Q29:Sheet1.Q29 Sheet1.Q34:Sheet1.Q34 Sheet1.Q39:Sheet1.Q39 Sheet1.Q44:Sheet1.Q44 Sheet1.Q49:Sheet1.Q49 Sheet1.Q54:Sheet1.Q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15763">
                <text:p>0.915763</text:p>
                <draw:g>
                  <svg:desc>Sheet1.Q4:Sheet1.Q4 Sheet1.Q9:Sheet1.Q9 Sheet1.Q14:Sheet1.Q14 Sheet1.Q19:Sheet1.Q19 Sheet1.Q24:Sheet1.Q24 Sheet1.Q29:Sheet1.Q29 Sheet1.Q34:Sheet1.Q34 Sheet1.Q39:Sheet1.Q39 Sheet1.Q44:Sheet1.Q44 Sheet1.Q49:Sheet1.Q49 Sheet1.Q54:Sheet1.Q54</svg:desc>
                </draw:g>
              </table:table-cell>
              <table:table-cell office:value-type="float" office:value="53.94268">
                <text:p>53.94268</text:p>
              </table:table-cell>
              <table:table-cell office:value-type="float" office:value="131.552124">
                <text:p>131.552124</text:p>
              </table:table-cell>
              <table:table-cell office:value-type="float" office:value="228.131638">
                <text:p>228.131638</text:p>
              </table:table-cell>
              <table:table-cell office:value-type="float" office:value="293.775726">
                <text:p>293.775726</text:p>
              </table:table-cell>
              <table:table-cell office:value-type="float" office:value="266.918427">
                <text:p>266.918427</text:p>
              </table:table-cell>
              <table:table-cell office:value-type="float" office:value="137.096161">
                <text:p>137.096161</text:p>
              </table:table-cell>
              <table:table-cell office:value-type="float" office:value="-19.574766">
                <text:p>-19.574766</text:p>
              </table:table-cell>
              <table:table-cell office:value-type="float" office:value="-75.215591">
                <text:p>-75.215591</text:p>
              </table:table-cell>
              <table:table-cell office:value-type="float" office:value="61.129768">
                <text:p>61.129768</text:p>
              </table:table-cell>
              <table:table-cell office:value-type="float" office:value="365.996643">
                <text:p>365.9966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title svg:x="6.045cm" svg:y="0.316cm" chart:style-name="ch2">
          <text:p>Scale X Over Time</text:p>
        </chart:title>
        <chart:subtitle svg:x="0cm" svg:y="0cm" chart:style-name="ch3">
          <text:p/>
        </chart:subtitle>
        <chart:plot-area chart:style-name="ch4" table:cell-range-address="Sheet1.S4:Sheet1.S4 Sheet1.S9:Sheet1.S9 Sheet1.S14:Sheet1.S14 Sheet1.S19:Sheet1.S19 Sheet1.S24:Sheet1.S24 Sheet1.S29:Sheet1.S29 Sheet1.S34:Sheet1.S34 Sheet1.S39:Sheet1.S39 Sheet1.S44:Sheet1.S44 Sheet1.S49:Sheet1.S49 Sheet1.S54:Sheet1.S54" svg:x="0.32cm" svg:y="1.275cm" svg:width="15.375cm" svg:height="7.55cm">
          <chartooo:coordinate-region svg:x="1.047cm" svg:y="1.475cm" svg:width="14.648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4:Sheet1.S4 Sheet1.S9:Sheet1.S9 Sheet1.S14:Sheet1.S14 Sheet1.S19:Sheet1.S19 Sheet1.S24:Sheet1.S24 Sheet1.S29:Sheet1.S29 Sheet1.S34:Sheet1.S34 Sheet1.S39:Sheet1.S39 Sheet1.S44:Sheet1.S44 Sheet1.S49:Sheet1.S49 Sheet1.S54:Sheet1.S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965">
                <text:p>0.999965</text:p>
                <draw:g>
                  <svg:desc>Sheet1.S4:Sheet1.S4 Sheet1.S9:Sheet1.S9 Sheet1.S14:Sheet1.S14 Sheet1.S19:Sheet1.S19 Sheet1.S24:Sheet1.S24 Sheet1.S29:Sheet1.S29 Sheet1.S34:Sheet1.S34 Sheet1.S39:Sheet1.S39 Sheet1.S44:Sheet1.S44 Sheet1.S49:Sheet1.S49 Sheet1.S54:Sheet1.S54</svg:desc>
                </draw:g>
              </table:table-cell>
              <table:table-cell office:value-type="float" office:value="0.908344">
                <text:p>0.908344</text:p>
              </table:table-cell>
              <table:table-cell office:value-type="float" office:value="0.671972">
                <text:p>0.671972</text:p>
              </table:table-cell>
              <table:table-cell office:value-type="float" office:value="0.375935">
                <text:p>0.375935</text:p>
              </table:table-cell>
              <table:table-cell office:value-type="float" office:value="0.12279">
                <text:p>0.12279</text:p>
              </table:table-cell>
              <table:table-cell office:value-type="float" office:value="0.003803">
                <text:p>0.003803</text:p>
              </table:table-cell>
              <table:table-cell office:value-type="float" office:value="0.060453">
                <text:p>0.060453</text:p>
              </table:table-cell>
              <table:table-cell office:value-type="float" office:value="0.273941">
                <text:p>0.273941</text:p>
              </table:table-cell>
              <table:table-cell office:value-type="float" office:value="0.566876">
                <text:p>0.566876</text:p>
              </table:table-cell>
              <table:table-cell office:value-type="float" office:value="0.837078">
                <text:p>0.837078</text:p>
              </table:table-cell>
              <table:table-cell office:value-type="float" office:value="0.987974">
                <text:p>0.9879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6.032cm" svg:y="0.316cm" chart:style-name="ch2">
          <text:p>Scale Y Over Time</text:p>
        </chart:title>
        <chart:subtitle svg:x="0cm" svg:y="0cm" chart:style-name="ch3">
          <text:p/>
        </chart:subtitle>
        <chart:plot-area chart:style-name="ch4" table:cell-range-address="Sheet1.T4:Sheet1.T4 Sheet1.T9:Sheet1.T9 Sheet1.T14:Sheet1.T14 Sheet1.T19:Sheet1.T19 Sheet1.T24:Sheet1.T24 Sheet1.T29:Sheet1.T29 Sheet1.T34:Sheet1.T34 Sheet1.T39:Sheet1.T39 Sheet1.T44:Sheet1.T44 Sheet1.T49:Sheet1.T49 Sheet1.T54:Sheet1.T54" svg:x="0.319cm" svg:y="1.275cm" svg:width="15.35cm" svg:height="7.551cm">
          <chartooo:coordinate-region svg:x="1.152cm" svg:y="1.474cm" svg:width="14.517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4:Sheet1.T4 Sheet1.T9:Sheet1.T9 Sheet1.T14:Sheet1.T14 Sheet1.T19:Sheet1.T19 Sheet1.T24:Sheet1.T24 Sheet1.T29:Sheet1.T29 Sheet1.T34:Sheet1.T34 Sheet1.T39:Sheet1.T39 Sheet1.T44:Sheet1.T44 Sheet1.T49:Sheet1.T49 Sheet1.T54:Sheet1.T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967">
                <text:p>0.999967</text:p>
                <draw:g>
                  <svg:desc>Sheet1.T4:Sheet1.T4 Sheet1.T9:Sheet1.T9 Sheet1.T14:Sheet1.T14 Sheet1.T19:Sheet1.T19 Sheet1.T24:Sheet1.T24 Sheet1.T29:Sheet1.T29 Sheet1.T34:Sheet1.T34 Sheet1.T39:Sheet1.T39 Sheet1.T44:Sheet1.T44 Sheet1.T49:Sheet1.T49 Sheet1.T54:Sheet1.T54</svg:desc>
                </draw:g>
              </table:table-cell>
              <table:table-cell office:value-type="float" office:value="0.880303">
                <text:p>0.880303</text:p>
              </table:table-cell>
              <table:table-cell office:value-type="float" office:value="0.48342">
                <text:p>0.48342</text:p>
              </table:table-cell>
              <table:table-cell office:value-type="float" office:value="-0.119776">
                <text:p>-0.119776</text:p>
              </table:table-cell>
              <table:table-cell office:value-type="float" office:value="-0.702022">
                <text:p>-0.702022</text:p>
              </table:table-cell>
              <table:table-cell office:value-type="float" office:value="-0.993106">
                <text:p>-0.993106</text:p>
              </table:table-cell>
              <table:table-cell office:value-type="float" office:value="-0.851697">
                <text:p>-0.851697</text:p>
              </table:table-cell>
              <table:table-cell office:value-type="float" office:value="-0.346828">
                <text:p>-0.346828</text:p>
              </table:table-cell>
              <table:table-cell office:value-type="float" office:value="0.280457">
                <text:p>0.280457</text:p>
              </table:table-cell>
              <table:table-cell office:value-type="float" office:value="0.770289">
                <text:p>0.770289</text:p>
              </table:table-cell>
              <table:table-cell office:value-type="float" office:value="0.98651">
                <text:p>0.986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6.045cm" svg:y="0.316cm" chart:style-name="ch2">
          <text:p>Scale Z Over Time</text:p>
        </chart:title>
        <chart:subtitle svg:x="0cm" svg:y="0cm" chart:style-name="ch3">
          <text:p/>
        </chart:subtitle>
        <chart:plot-area chart:style-name="ch4" table:cell-range-address="Sheet1.U4:Sheet1.U4 Sheet1.U9:Sheet1.U9 Sheet1.U14:Sheet1.U14 Sheet1.U19:Sheet1.U19 Sheet1.U24:Sheet1.U24 Sheet1.U29:Sheet1.U29 Sheet1.U34:Sheet1.U34 Sheet1.U39:Sheet1.U39 Sheet1.U44:Sheet1.U44 Sheet1.U49:Sheet1.U49 Sheet1.U54:Sheet1.U54" svg:x="0.319cm" svg:y="1.275cm" svg:width="15.35cm" svg:height="7.55cm">
          <chartooo:coordinate-region svg:x="1.046cm" svg:y="1.475cm" svg:width="14.623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4:Sheet1.U4 Sheet1.U9:Sheet1.U9 Sheet1.U14:Sheet1.U14 Sheet1.U19:Sheet1.U19 Sheet1.U24:Sheet1.U24 Sheet1.U29:Sheet1.U29 Sheet1.U34:Sheet1.U34 Sheet1.U39:Sheet1.U39 Sheet1.U44:Sheet1.U44 Sheet1.U49:Sheet1.U49 Sheet1.U54:Sheet1.U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968">
                <text:p>0.999968</text:p>
                <draw:g>
                  <svg:desc>Sheet1.U4:Sheet1.U4 Sheet1.U9:Sheet1.U9 Sheet1.U14:Sheet1.U14 Sheet1.U19:Sheet1.U19 Sheet1.U24:Sheet1.U24 Sheet1.U29:Sheet1.U29 Sheet1.U34:Sheet1.U34 Sheet1.U39:Sheet1.U39 Sheet1.U44:Sheet1.U44 Sheet1.U49:Sheet1.U49 Sheet1.U54:Sheet1.U54</svg:desc>
                </draw:g>
              </table:table-cell>
              <table:table-cell office:value-type="float" office:value="0.908138">
                <text:p>0.908138</text:p>
              </table:table-cell>
              <table:table-cell office:value-type="float" office:value="0.671455">
                <text:p>0.671455</text:p>
              </table:table-cell>
              <table:table-cell office:value-type="float" office:value="0.373698">
                <text:p>0.373698</text:p>
              </table:table-cell>
              <table:table-cell office:value-type="float" office:value="0.120706">
                <text:p>0.120706</text:p>
              </table:table-cell>
              <table:table-cell office:value-type="float" office:value="0.002167">
                <text:p>0.002167</text:p>
              </table:table-cell>
              <table:table-cell office:value-type="float" office:value="0.05959">
                <text:p>0.05959</text:p>
              </table:table-cell>
              <table:table-cell office:value-type="float" office:value="0.272647">
                <text:p>0.272647</text:p>
              </table:table-cell>
              <table:table-cell office:value-type="float" office:value="0.565556">
                <text:p>0.565556</text:p>
              </table:table-cell>
              <table:table-cell office:value-type="float" office:value="0.836378">
                <text:p>0.836378</text:p>
              </table:table-cell>
              <table:table-cell office:value-type="float" office:value="0.987923">
                <text:p>0.9879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